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022cm" style:rel-column-width="15504*"/>
    </style:style>
    <style:style style:name="Table1.B" style:family="table-column">
      <style:table-column-properties style:column-width="5.636cm" style:rel-column-width="21727*"/>
    </style:style>
    <style:style style:name="Table1.C" style:family="table-column">
      <style:table-column-properties style:column-width="3.545cm" style:rel-column-width="13668*"/>
    </style:style>
    <style:style style:name="Table1.D" style:family="table-column">
      <style:table-column-properties style:column-width="3.796cm" style:rel-column-width="1463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 style:writing-mode="lr-tb"/>
    </style:style>
    <style:style style:name="Table2.A" style:family="table-column">
      <style:table-column-properties style:column-width="8.301cm" style:rel-column-width="32001*"/>
    </style:style>
    <style:style style:name="Table2.B" style:family="table-column">
      <style:table-column-properties style:column-width="8.698cm" style:rel-column-width="3353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1" style:family="table-row">
      <style:table-row-properties fo:background-color="#c0c0c0">
        <style:background-image/>
      </style:table-row-properties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3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Liberation Serif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h text:style-name="P16" text:outline-level="1">XXX. Compte Rendu des Réunions</text:h>
      <text:p text:style-name="P8"/>
      <text:p text:style-name="P1"/>
      <text:p text:style-name="P2">Encadra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Nom Prénom</text:p>
          </table:table-cell>
          <table:table-cell table:style-name="Table1.A1" office:value-type="string">
            <text:p text:style-name="P9">Mail</text:p>
          </table:table-cell>
          <table:table-cell table:style-name="Table1.A1" office:value-type="string">
            <text:p text:style-name="P9">Validation</text:p>
          </table:table-cell>
          <table:table-cell table:style-name="Table1.D1" office:value-type="string">
            <text:p text:style-name="P9">Date de validation</text:p>
          </table:table-cell>
        </table:table-row>
        <table:table-row>
          <table:table-cell table:style-name="Table1.A2" office:value-type="string">
            <text:p text:style-name="P10">BECHET Frederic</text:p>
          </table:table-cell>
          <table:table-cell table:style-name="Table1.A2" office:value-type="string">
            <text:p text:style-name="P12">frederic.bechet@lif.univ-mrs.fr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ROUVIER Mickael</text:p>
          </table:table-cell>
          <table:table-cell table:style-name="Table1.A2" office:value-type="string">
            <text:p text:style-name="P12">mickael.rouvier@gmail.com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0"/>
          </table:table-cell>
        </table:table-row>
      </table:table>
      <text:p text:style-name="P2"/>
      <text:p text:style-name="P2"/>
      <text:p text:style-name="P3">Document de référenc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Libellé</text:p>
          </table:table-cell>
          <table:table-cell table:style-name="Table2.B1" office:value-type="string">
            <text:p text:style-name="P6">Nom Document</text:p>
          </table:table-cell>
        </table:table-row>
        <table:table-row table:style-name="Table2.1">
          <table:table-cell table:style-name="Table2.A2" office:value-type="string">
            <text:p text:style-name="P7">Compte Rendu des Réunions</text:p>
          </table:table-cell>
          <table:table-cell table:style-name="Table2.B2" office:value-type="string">
            <text:p text:style-name="P6">CompteRenduReunions_v1.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>Historique du document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9">Version</text:p>
          </table:table-cell>
          <table:table-cell table:style-name="Table3.A1" office:value-type="string">
            <text:p text:style-name="P9">Nom prénom</text:p>
          </table:table-cell>
          <table:table-cell table:style-name="Table3.A1" office:value-type="string">
            <text:p text:style-name="P9">Date de création</text:p>
          </table:table-cell>
          <table:table-cell table:style-name="Table3.D1" office:value-type="string">
            <text:p text:style-name="P9">Date de modification</text:p>
          </table:table-cell>
        </table:table-row>
        <table:table-row>
          <table:table-cell table:style-name="Table3.A2" office:value-type="string">
            <text:p text:style-name="P11">V.0</text:p>
          </table:table-cell>
          <table:table-cell table:style-name="Table3.A2" office:value-type="string">
            <text:p text:style-name="P10">BRUNET Pierre</text:p>
          </table:table-cell>
          <table:table-cell table:style-name="Table3.C2" office:value-type="date" office:date-value="2014-04-04">
            <text:p text:style-name="P13">04/04/14</text:p>
          </table:table-cell>
          <table:table-cell table:style-name="Table3.D2">
            <text:p text:style-name="P11"/>
          </table:table-cell>
        </table:table-row>
        <table:table-row>
          <table:table-cell table:style-name="Table3.A2" office:value-type="string">
            <text:p text:style-name="P11">V.1</text:p>
          </table:table-cell>
          <table:table-cell table:style-name="Table3.A2" office:value-type="string">
            <text:p text:style-name="P10">BRUNET Pierre</text:p>
          </table:table-cell>
          <table:table-cell table:style-name="Table3.C2" office:value-type="date" office:date-value="2014-04-09">
            <text:p text:style-name="P13">09/04/14</text:p>
          </table:table-cell>
          <table:table-cell table:style-name="Table3.D2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4">Compte rendu de la réunion du 02/04/2014</text:p>
      <text:p text:style-name="P5"><text:line-break/>Horaires : 14h - 14h30 <text:line-break/><text:line-break/>Objectif : nous présenter le travail à effectuer et nous fournir les fichiers nécessaires au logiciel de reconnaissance vocale Kaldi<text:line-break/><text:line-break/>Résumé de la réunion : <text:line-break/></text:p>
      <text:p text:style-name="P5">- Présentation rapide de Kaldi<text:line-break/>- Nous avons pu récupérer les lignes de commande pour lancer Kaldi<text:line-break/>- Nous avons pu récupérer les modèles de langage et acoustiques.<text:line-break/>- Les étapes à faire avant la prochaine réunion sont les suivantes, dans l'ordre :<text:line-break/></text:p>
      <text:p text:style-name="P5"><text:line-break/>  1. Installer Kaldi</text:p>
      <text:p text:style-name="P5">  2. Prendre Kaldi en main<text:line-break/>  3. Tester Kaldi avec le fichier son fourni<text:line-break/>  4. Tester Kaldi avec un vrai micro (pas le micro intégré)<text:line-break/>  5. Entrer nos mots clefs dans le modèle de langage<text:line-break/>  6. Décomposer nos mots clefs en "phonèmes"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Compte rendu de la réunion du 09/04/2014</text:p>
      <text:p text:style-name="P5"><text:line-break/>Horaires : 14h - 14h30 <text:line-break/><text:line-break/>Objectif : faire un point sur le travail effectué<text:line-break/><text:line-break/>Résumé de la réunion : <text:line-break/></text:p>
      <text:p text:style-name="P5">- Nous avons perdu beaucoup de temps sur divers problèmes d'installation et d'uitlisation de Kaldi</text:p>
      <text:p text:style-name="P5">- Nous devons mieux nous organiser afin de pouvoir rattraper le retard occasionné.</text:p>
      <text:p text:style-name="P5">- Nous devons organiser des réunions internes au groupe afin de mieux nous entraider.</text:p>
      <text:p text:style-name="P5">- Nous devons obligatoirement utiliser Linux pour Kaldi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8S</meta:editing-duration>
    <meta:editing-cycles>14</meta:editing-cycles>
    <meta:generator>OpenOffice/4.0.0$Win32 OpenOffice.org_project/400m3$Build-9702</meta:generator>
    <dc:date>2014-04-18T06:27:31.35</dc:date>
    <meta:document-statistic meta:table-count="3" meta:image-count="0" meta:object-count="0" meta:page-count="2" meta:paragraph-count="37" meta:word-count="250" meta:character-count="1564"/>
    <meta:user-defined meta:name="Info 1"/>
    <meta:user-defined meta:name="Info 2"/>
    <meta:user-defined meta:name="Info 3"/>
    <meta:user-defined meta:name="Info 4"/>
  </office:meta>
</office:document-meta>
</file>